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eXGyreHeros" svg:font-family="TeXGyreHero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621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10.59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4.738cm"/>
    </style:style>
    <style:style style:name="ro1" style:family="table-row">
      <style:table-row-properties style:row-height="3.704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4.763cm" fo:break-before="auto" style:use-optimal-row-height="false"/>
    </style:style>
    <style:style style:name="ro5" style:family="table-row">
      <style:table-row-properties style:row-height="2.64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2.117cm" fo:break-before="auto" style:use-optimal-row-height="false"/>
    </style:style>
    <style:style style:name="ro8" style:family="table-row">
      <style:table-row-properties style:row-height="1.588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2.011cm" fo:break-before="auto" style:use-optimal-row-height="false"/>
    </style:style>
    <style:style style:name="ro11" style:family="table-row">
      <style:table-row-properties style:row-height="0.459cm" fo:break-before="auto" style:use-optimal-row-height="false"/>
    </style:style>
    <style:style style:name="ro12" style:family="table-row">
      <style:table-row-properties style:row-height="0.494cm" fo:break-before="auto" style:use-optimal-row-height="false"/>
    </style:style>
    <style:style style:name="ro13" style:family="table-row">
      <style:table-row-properties style:row-height="1.023cm" fo:break-before="auto" style:use-optimal-row-height="false"/>
    </style:style>
    <style:style style:name="ro14" style:family="table-row">
      <style:table-row-properties style:row-height="1.517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446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0.533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 style:data-style-name="N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4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8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0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 style:data-style-name="N4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4" style:family="table-cell" style:parent-style-name="Default" style:data-style-name="N122">
      <style:table-cell-properties fo:background-color="#ff0000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 style:data-style-name="N122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 style:data-style-name="N11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7" style:family="table-cell" style:parent-style-name="Default" style:data-style-name="N10000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8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9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0" style:family="table-cell" style:parent-style-name="Default" style:data-style-name="N122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1" style:family="table-cell" style:parent-style-name="Default" style:data-style-name="N122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2" style:family="table-cell" style:parent-style-name="Default" style:data-style-name="N10000">
      <style:table-cell-properties fo:border-bottom="none" fo:background-color="#ffff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3" style:family="table-cell" style:parent-style-name="Default" style:data-style-name="N122">
      <style:table-cell-properties fo:background-color="#afff73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4" style:family="table-cell" style:parent-style-name="Default" style:data-style-name="N10000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5" style:family="table-cell" style:parent-style-name="Default" style:data-style-name="N10000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6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bottom"/>
    </style:style>
    <style:style style:name="ce28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3">
      <style:table-cell-properties fo:wrap-option="wrap" style:vertical-align="bottom"/>
    </style:style>
    <style:style style:name="ce32" style:family="table-cell" style:parent-style-name="Default" style:data-style-name="N2"/>
    <style:style style:name="ce33" style:family="table-cell" style:parent-style-name="Default" style:data-style-name="N4">
      <style:table-cell-properties fo:wrap-option="wrap" style:vertical-align="bottom"/>
    </style:style>
    <style:style style:name="ce34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5" style:family="table-cell" style:parent-style-name="Default" style:data-style-name="N122">
      <style:table-cell-properties fo:wrap-option="wrap" style:vertical-align="bottom"/>
    </style:style>
    <style:style style:name="ce36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37" style:family="table-cell" style:parent-style-name="Default">
      <style:table-cell-properties fo:background-color="#ffff00" fo:wrap-option="wrap"/>
      <style:text-properties style:text-outline="false" fo:language="fr" fo:country="FR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23">
      <style:table-cell-properties fo:wrap-option="wrap" style:vertical-align="bottom"/>
    </style:style>
    <style:style style:name="ce39" style:family="table-cell" style:parent-style-name="Default" style:data-style-name="N10000">
      <style:table-cell-properties fo:wrap-option="wrap" style:vertical-align="bottom"/>
    </style:style>
    <style:style style:name="ce40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41" style:family="table-cell" style:parent-style-name="Default" style:data-style-name="N125"/>
    <style:style style:name="ce42" style:family="table-cell" style:parent-style-name="Default">
      <style:table-cell-properties fo:border-bottom="none" fo:wrap-option="wrap" fo:border-left="none" fo:border-right="none" fo:border-top="0.99pt solid #000000" style:vertical-align="bottom"/>
    </style:style>
    <style:style style:name="ce43" style:family="table-cell" style:parent-style-name="Default">
      <style:table-cell-properties style:diagonal-bl-tr="none" style:diagonal-tl-br="none" fo:wrap-option="wrap" fo:border="none" style:vertical-align="bottom"/>
    </style:style>
    <style:style style:name="ce44" style:family="table-cell" style:parent-style-name="Default">
      <style:table-cell-properties fo:background-color="#ff3366"/>
    </style:style>
    <style:style style:name="ce45" style:family="table-cell" style:parent-style-name="Default">
      <style:table-cell-properties fo:background-color="#ccffff"/>
    </style:style>
    <style:style style:name="ce46" style:family="table-cell" style:parent-style-name="Default">
      <style:table-cell-properties fo:border-bottom="none" fo:border-left="none" fo:border-right="none" fo:border-top="0.99pt solid #000000"/>
    </style:style>
    <style:style style:name="ce47" style:family="table-cell" style:parent-style-name="Default" style:data-style-name="N0"/>
    <style:style style:name="ce48" style:family="table-cell" style:parent-style-name="Default" style:data-style-name="N122">
      <style:table-cell-properties style:diagonal-bl-tr="none" style:diagonal-tl-br="none" fo:wrap-option="wrap" fo:border="none" style:vertical-align="bottom"/>
    </style:style>
    <style:style style:name="ce49" style:family="table-cell" style:parent-style-name="Default" style:data-style-name="N122"/>
    <style:style style:name="ce50" style:family="table-cell" style:parent-style-name="Default" style:data-style-name="N122">
      <style:table-cell-properties fo:border-bottom="none" fo:background-color="#e6ff00" fo:border-left="none" fo:border-right="none" fo:border-top="0.99pt solid #000000"/>
    </style:style>
    <style:style style:name="ce51" style:family="table-cell" style:parent-style-name="Default" style:data-style-name="N10000">
      <style:table-cell-properties style:diagonal-bl-tr="none" style:diagonal-tl-br="none" fo:wrap-option="wrap" fo:border="none" style:vertical-align="bottom"/>
    </style:style>
    <style:style style:name="ce52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Arial" style:font-name-asian="Arial" style:font-name-complex="DejaVu Sans"/>
    </style:style>
    <style:style style:name="ce53" style:family="table-cell" style:parent-style-name="Default" style:data-style-name="N122">
      <style:table-cell-properties fo:wrap-option="wrap" style:vertical-align="bottom"/>
      <style:text-properties style:font-name="Arial" style:font-name-asian="Arial" style:font-name-complex="DejaVu Sans"/>
    </style:style>
    <style:style style:name="ce54" style:family="table-cell" style:parent-style-name="Default" style:data-style-name="N122">
      <style:table-cell-properties fo:background-color="#ff3366"/>
    </style:style>
    <style:style style:name="ce55" style:family="table-cell" style:parent-style-name="Default">
      <style:table-cell-properties fo:border-bottom="none" fo:border-left="none" fo:border-right="none" fo:border-top="0.99pt solid #000000"/>
      <style:text-properties style:use-window-font-color="true" style:font-name="Liberation Sans" fo:language="en" fo:country="US" style:font-name-asian="WenQuanYi Micro Hei" style:font-name-complex="Lohit Hindi"/>
    </style:style>
    <style:style style:name="ce56" style:family="table-cell" style:parent-style-name="Default">
      <style:table-cell-properties fo:background-color="#e6ff00"/>
    </style:style>
    <style:style style:name="ce57" style:family="table-cell" style:parent-style-name="Default" style:data-style-name="N122">
      <style:text-properties style:font-name="Arial" style:font-name-asian="Arial" style:font-name-complex="DejaVu Sans"/>
    </style:style>
    <style:style style:name="ce58" style:family="table-cell" style:parent-style-name="Default" style:data-style-name="N122">
      <style:table-cell-properties fo:border-bottom="none" fo:border-left="none" fo:border-right="none" fo:border-top="0.99pt solid #000000"/>
    </style:style>
    <style:style style:name="ce59" style:family="table-cell" style:parent-style-name="Default" style:data-style-name="N127"/>
    <style:style style:name="ce60" style:family="table-cell" style:parent-style-name="Default" style:data-style-name="N127">
      <style:table-cell-properties fo:border-bottom="none" fo:border-left="none" fo:border-right="none" fo:border-top="0.99pt solid #000000"/>
    </style:style>
    <style:style style:name="ce61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table table:name="2011_20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Balsamine - nouvelle identité et communication - 2011 - Budget en évolution</text:p>
          </table:table-cell>
          <table:table-cell table:style-name="ce1"/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Speculoos SPRL</text:p>
          </table:table-cell>
          <table:table-cell table:style-name="ce5" office:value-type="string" calcext:value-type="string">
            <text:p>en jour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 calcext:value-type="string">
            <text:p>Recherche - analyse</text:p>
          </table:table-cell>
          <table:table-cell table:style-name="ce6" office:value-type="float" office:value="4" calcext:value-type="float">
            <text:p>4,00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" office:value-type="string" calcext:value-type="string">
            <text:p>Identité graphique et supports jusqu'à l'événement du 17 et 18 juin</text:p>
          </table:table-cell>
          <table:table-cell table:style-name="ce7" office:value-type="float" office:value="10" calcext:value-type="float">
            <text:p>10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Système web - pour la fin août</text:p>
          </table:table-cell>
          <table:table-cell table:style-name="ce7" office:value-type="float" office:value="10" calcext:value-type="float">
            <text:p>10,00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" office:value-type="string" calcext:value-type="string">
            <text:p>Supports papiers - graphisme, mise en page, un jeu de corrections, mise au net, suivi de production</text:p>
          </table:table-cell>
          <table:table-cell table:style-name="ce7" office:value-type="float" office:value="16" calcext:value-type="float">
            <text:p>16,00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2" office:value-type="string" calcext:value-type="string">
            <text:p>Déclinaison auteurs (web principalement) - marge de manœuvre</text:p>
          </table:table-cell>
          <table:table-cell table:style-name="ce8" office:value-type="float" office:value="10" calcext:value-type="float">
            <text:p>10,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jours</text:p>
          </table:table-cell>
          <table:table-cell table:style-name="ce9" table:formula="of:=SUM([.B3:.B7])" office:value-type="float" office:value="50" calcext:value-type="float">
            <text:p>50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4" office:value-type="string" calcext:value-type="string">
            <text:p>Prix/jour TVAC</text:p>
          </table:table-cell>
          <table:table-cell table:style-name="ce10" office:value-type="float" office:value="500" calcext:value-type="float">
            <text:p>5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TVAC</text:p>
          </table:table-cell>
          <table:table-cell table:style-name="ce11" table:formula="of:=[.B8]*[.B9]" office:value-type="currency" office:currency="EUR" office:value="25000" calcext:value-type="currency">
            <text:p>25 000,00 €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HTVA selon répartition 5/8 à 21% et 3/8 à 6%</text:p>
          </table:table-cell>
          <table:table-cell table:style-name="ce12" table:formula="of:=(([.B10]*0.625)/1.21)+(([.B10]*0.375)/1.06)" office:value-type="currency" office:currency="EUR" office:value="21757.5627631374" calcext:value-type="currency">
            <text:p>21 757,56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écompte a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Steph</text:p>
          </table:table-cell>
          <table:table-cell table:style-name="ce6" table:formula="of:=140/8" office:value-type="float" office:value="17.5" calcext:value-type="float">
            <text:p>17,5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 calcext:value-type="string">
            <text:p>Alex</text:p>
          </table:table-cell>
          <table:table-cell table:style-name="ce7" office:value-type="float" office:value="6" calcext:value-type="float">
            <text:p>6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7" table:formula="of:=110/8" office:value-type="float" office:value="13.75" calcext:value-type="float">
            <text:p>13,75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2" office:value-type="string" calcext:value-type="string">
            <text:p>Pierre</text:p>
          </table:table-cell>
          <table:table-cell table:style-name="ce8" table:formula="of:=(((7*3)+20)/8)+3" office:value-type="float" office:value="8.125" calcext:value-type="float">
            <text:p>8,1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actuel</text:p>
          </table:table-cell>
          <table:table-cell table:style-name="ce6" table:formula="of:=SUM([.B13:.B16])" office:value-type="float" office:value="45.375" calcext:value-type="float">
            <text:p>45,38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Total actuel en heures</text:p>
          </table:table-cell>
          <table:table-cell table:style-name="ce2" table:formula="of:=SUM([.B13:.B15])*8" office:value-type="float" office:value="298" calcext:value-type="float">
            <text:p>298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 calcext:value-type="string">
            <text:p>Encore à prester à partir d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Site</text:p>
          </table:table-cell>
          <table:table-cell table:style-name="ce6" table:formula="of:=(2+2)+4" office:value-type="float" office:value="8" calcext:value-type="float">
            <text:p>8,0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 calcext:value-type="string">
            <text:p>Newsletter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Flyer et outil</text:p>
          </table:table-cell>
          <table:table-cell table:style-name="ce7" office:value-type="float" office:value="4" calcext:value-type="float">
            <text:p>4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Affiches</text:p>
          </table:table-cell>
          <table:table-cell table:style-name="ce7" office:value-type="float" office:value="2" calcext:value-type="float">
            <text:p>2,00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" office:value-type="string" calcext:value-type="string">
            <text:p>Logos, papeterie et signalé <text:s/>tique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Programme Genese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Fanzine</text:p>
          </table:table-cell>
          <table:table-cell table:style-name="ce7" office:value-type="float" office:value="8" calcext:value-type="float">
            <text:p>8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Jetons</text:p>
          </table:table-cell>
          <table:table-cell table:style-name="ce7" office:value-type="float" office:value="1" calcext:value-type="float">
            <text:p>1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Paiement en ligne</text:p>
          </table:table-cell>
          <table:table-cell table:style-name="ce13" office:value-type="string" calcext:value-type="string">
            <text:p>hors budge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otal boulot à venir</text:p>
          </table:table-cell>
          <table:table-cell table:style-name="ce9" table:formula="of:=SUM([.B20:.B28])" office:value-type="float" office:value="32" calcext:value-type="float">
            <text:p>32,00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string" calcext:value-type="string">
            <text:p>On travaille à deux au moins</text:p>
          </table:table-cell>
          <table:table-cell table:style-name="ce9" table:formula="of:=SUM([.B29])*2" office:value-type="float" office:value="64" calcext:value-type="float">
            <text:p>64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</text:p>
          </table:table-cell>
          <table:table-cell table:style-name="ce6" table:formula="of:=SUM([.B17];[.B30])" office:value-type="float" office:value="109.375" calcext:value-type="float">
            <text:p>109,38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1" office:value-type="string" calcext:value-type="string">
            <text:p>Budget HTVA une fois décompté la part spec (qui contient Pierre)</text:p>
          </table:table-cell>
          <table:table-cell table:style-name="ce14" table:formula="of:=([.B11]*0.625)" office:value-type="currency" office:currency="EUR" office:value="13598.4767269609" calcext:value-type="currency">
            <text:p>13 598,48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Budget journalier HTVA</text:p>
          </table:table-cell>
          <table:table-cell table:style-name="ce15" table:formula="of:=[.B32]/[.B31]" office:value-type="currency" office:currency="EUR" office:value="124.328930075071" calcext:value-type="currency">
            <text:p>124,33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Budget par heure HTVA</text:p>
          </table:table-cell>
          <table:table-cell table:style-name="ce12" table:formula="of:=[.B33]/8" office:value-type="currency" office:currency="EUR" office:value="15.5411162593838" calcext:value-type="currency">
            <text:p>15,54 €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3" office:value-type="string" calcext:value-type="string">
            <text:p>Total de jours si on compte la journée à 130 eur HTVA</text:p>
          </table:table-cell>
          <table:table-cell table:style-name="ce6" table:formula="of:=[.B32]/130" office:value-type="float" office:value="104.603667130468" calcext:value-type="float">
            <text:p>104,60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 calcext:value-type="float">
            <text:p>59,2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 calcext:value-type="string">
            <text:p>Ratio à facturer</text:p>
          </table:table-cell>
          <table:table-cell table:style-name="ce16" table:formula="of:=[.B17]/[.B35]" office:value-type="percentage" office:value="0.433780203359462" calcext:value-type="percentage">
            <text:p>43,38%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" office:value-type="string" calcext:value-type="string">
            <text:p>Fact 1 à 21% - juin</text:p>
          </table:table-cell>
          <table:table-cell table:style-name="ce17" office:value-type="float" office:value="5000" calcext:value-type="float">
            <text:p>5000</text:p>
          </table:table-cell>
          <table:table-cell table:style-name="ce15" table:formula="of:=[.B38]*1.21" office:value-type="currency" office:currency="EUR" office:value="6050" calcext:value-type="currency">
            <text:p>6 050,00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2 à 6% - juillet</text:p>
          </table:table-cell>
          <table:table-cell table:style-name="ce15" table:formula="of:=(9000-[.C38])/1.06" office:value-type="currency" office:currency="EUR" office:value="2783.01886792453" calcext:value-type="currency">
            <text:p>2 783,02 €</text:p>
          </table:table-cell>
          <table:table-cell table:style-name="ce15" table:formula="of:=[.B39]*1.06" office:value-type="currency" office:currency="EUR" office:value="2950" calcext:value-type="currency">
            <text:p>2 950,00 €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ct 3 à 21% et 6% = 5000.00 eur HTVA à 21% et 3007.49 eur HTVA à 6% - septembre</text:p>
          </table:table-cell>
          <table:table-cell table:style-name="ce15" table:formula="of:=5000+3007.49" office:value-type="currency" office:currency="EUR" office:value="8007.49" calcext:value-type="currency">
            <text:p>8 007,49 €</text:p>
          </table:table-cell>
          <table:table-cell table:style-name="ce15" table:formula="of:=(5000*1.21)+(3007.49*1.06)" office:value-type="currency" office:currency="EUR" office:value="9237.9394" calcext:value-type="currency">
            <text:p>9 237,94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4 à 21% - décembre</text:p>
          </table:table-cell>
          <table:table-cell table:style-name="ce15" table:formula="of:=(((25000*0.625)/1.21)-[.B38])-5000" office:value-type="currency" office:currency="EUR" office:value="2913.22314049587" calcext:value-type="currency">
            <text:p>2 913,22 €</text:p>
          </table:table-cell>
          <table:table-cell table:style-name="ce15" table:formula="of:=[.B41]*1.21" office:value-type="currency" office:currency="EUR" office:value="3525" calcext:value-type="currency">
            <text:p>3 525,00 €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Fact 5 à 6% - janvier ou février</text:p>
          </table:table-cell>
          <table:table-cell table:style-name="ce12" table:formula="of:=(((25000*0.375)/1.06)-[.B39])-3007.49" office:value-type="currency" office:currency="EUR" office:value="3053.83075471698" calcext:value-type="currency">
            <text:p>3 053,83 €</text:p>
          </table:table-cell>
          <table:table-cell table:style-name="ce12" table:formula="of:=[.B42]*1.06" office:value-type="currency" office:currency="EUR" office:value="3237.0606" calcext:value-type="currency">
            <text:p>3 237,06 €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udi - facturé (avec erreur)</text:p>
          </table:table-cell>
          <table:table-cell table:style-name="ce18" office:value-type="float" office:value="1446" calcext:value-type="float">
            <text:p>1446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2" office:value-type="string" calcext:value-type="string">
            <text:p>stdin - facturé</text:p>
          </table:table-cell>
          <table:table-cell table:style-name="ce19" office:value-type="float" office:value="3055" calcext:value-type="float">
            <text:p>3055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3" office:value-type="string" calcext:value-type="string">
            <text:p>Ludi - montant réel qui correspond au décompte du 3 juillet</text:p>
          </table:table-cell>
          <table:table-cell table:style-name="ce20" table:formula="of:=([.B32]*[.B37])*([.B15]/[.B17])" office:value-type="currency" office:currency="EUR" office:value="1787.5" calcext:value-type="currency">
            <text:p>1 787,50 €</text:p>
          </table:table-cell>
          <table:table-cell table:style-name="ce11" table:formula="of:=[.B45]*1.21" office:value-type="currency" office:currency="EUR" office:value="2162.875" calcext:value-type="currency">
            <text:p>2 162,88 €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stdin - montant réel qui correspond au décompte du 3 juillet = ok</text:p>
          </table:table-cell>
          <table:table-cell table:style-name="ce21" table:formula="of:=([.B32]*[.B37])*(([.B13]+[.B14])/[.B17])" office:value-type="currency" office:currency="EUR" office:value="3055" calcext:value-type="currency">
            <text:p>3 055,00 €</text:p>
          </table:table-cell>
          <table:table-cell table:style-name="ce15" table:formula="of:=[.B46]*1.21" office:value-type="currency" office:currency="EUR" office:value="3696.55" calcext:value-type="currency">
            <text:p>3 696,55 €</text:p>
          </table:table-cell>
          <table:table-cell table:number-columns-repeated="1021"/>
        </table:table-row>
        <table:table-row table:style-name="ro8">
          <table:table-cell table:style-name="ce3" office:value-type="string" calcext:value-type="string">
            <text:p>Ludi - différence, à reporter</text:p>
          </table:table-cell>
          <table:table-cell table:style-name="ce11" table:formula="of:=[.B43]-[.B45]" office:value-type="currency" office:currency="EUR" office:value="-341.5" calcext:value-type="currency">
            <text:p>-341,50 €</text:p>
          </table:table-cell>
          <table:table-cell table:style-name="ce15" table:formula="of:=[.B47]*1.21" office:value-type="currency" office:currency="EUR" office:value="-413.215" calcext:value-type="currency">
            <text:p>-413,22 €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stdin - différence, à reporter</text:p>
          </table:table-cell>
          <table:table-cell table:style-name="ce12" table:formula="of:=[.B44]-[.B46]" office:value-type="currency" office:currency="EUR" office:value="0" calcext:value-type="currency">
            <text:p>0,00 €</text:p>
          </table:table-cell>
          <table:table-cell table:style-name="ce12" table:formula="of:=[.B48]*1.21" office:value-type="currency" office:currency="EUR" office:value="0" calcext:value-type="currency">
            <text:p>0,00 €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este à facturer TVAC</text:p>
          </table:table-cell>
          <table:table-cell table:style-name="ce3"/>
          <table:table-cell table:style-name="ce11" table:formula="of:=[.B10]-([.B36]*130)" office:value-type="currency" office:currency="EUR" office:value="17300.2732730391" calcext:value-type="currency">
            <text:p>17 300,27 €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Dont TVA 21%</text:p>
          </table:table-cell>
          <table:table-cell table:style-name="ce15" table:formula="of:=([.B10]*0.625)-[.B38]" office:value-type="currency" office:currency="EUR" office:value="10625" calcext:value-type="currency">
            <text:p>10 625,00 €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 calcext:value-type="string">
            <text:p>Dont TVA 6%</text:p>
          </table:table-cell>
          <table:table-cell table:style-name="ce12" table:formula="of:=([.B10]*0.375)-[.B39]" office:value-type="currency" office:currency="EUR" office:value="6591.98113207547" calcext:value-type="currency">
            <text:p>6 591,98 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 calcext:value-type="string">
            <text:p>19 sept - stdin à 6%</text:p>
          </table:table-cell>
          <table:table-cell table:style-name="ce22" office:value-type="float" office:value="3154" calcext:value-type="float">
            <text:p>3154</text:p>
          </table:table-cell>
          <table:table-cell table:style-name="ce11" table:formula="of:=[.B52]*1.06" office:value-type="currency" office:currency="EUR" office:value="3343.24" calcext:value-type="currency">
            <text:p>3 343,24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9 sept - ludi à 21%</text:p>
          </table:table-cell>
          <table:table-cell table:style-name="ce23" table:formula="of:=341.5+1872.57" office:value-type="currency" office:currency="EUR" office:value="2214.07" calcext:value-type="currency">
            <text:p>2 214,07 €</text:p>
          </table:table-cell>
          <table:table-cell table:style-name="ce15" table:formula="of:=[.B53]*1.21" office:value-type="currency" office:currency="EUR" office:value="2679.0247" calcext:value-type="currency">
            <text:p>2 679,02 €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2" table:formula="of:=SUM([.B52:.B53])" office:value-type="currency" office:currency="EUR" office:value="5368.07" calcext:value-type="currency">
            <text:p>5 368,07 €</text:p>
          </table:table-cell>
          <table:table-cell table:style-name="ce12" table:formula="of:=SUM([.C52:.C53])" office:value-type="currency" office:currency="EUR" office:value="6022.2647" calcext:value-type="currency">
            <text:p>6 022,26 €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Reste à facturer par stdin et ludi HTVA</text:p>
          </table:table-cell>
          <table:table-cell table:style-name="ce11" table:formula="of:=(([.B32]-[.B54])-[.B46])-[.B43]" office:value-type="currency" office:currency="EUR" office:value="3729.40672696086" calcext:value-type="currency">
            <text:p>3 729,41 €</text:p>
          </table:table-cell>
          <table:table-cell table:style-name="ce11" office:value-type="string" calcext:value-type="string">
            <text:p/>
            <text:p/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act affiche + 950</text:p>
          </table:table-cell>
          <table:table-cell table:style-name="ce12" table:formula="of:=[.B55]+950" office:value-type="currency" office:currency="EUR" office:value="4679.40672696086" calcext:value-type="currency">
            <text:p>4 679,41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 calcext:value-type="string">
            <text:p>ludi fin mars: HT 21%</text:p>
          </table:table-cell>
          <table:table-cell table:style-name="ce24" office:value-type="float" office:value="2035" calcext:value-type="float">
            <text:p>2035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steph fin mars: HT 21%</text:p>
          </table:table-cell>
          <table:table-cell table:style-name="ce25" office:value-type="float" office:value="1719.25" calcext:value-type="float">
            <text:p>1719.25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/>
          <table:table-cell table:style-name="ce11" table:formula="of:=[.B56]-([.B57]+[.B58])" office:value-type="currency" office:currency="EUR" office:value="925.156726960862" calcext:value-type="currency">
            <text:p>925,16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Soit en jours</text:p>
          </table:table-cell>
          <table:table-cell table:style-name="ce15" table:formula="of:=[.B55]/130" office:value-type="currency" office:currency="EUR" office:value="28.6877440535451" calcext:value-type="currency">
            <text:p>28,69 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2" office:value-type="string" calcext:value-type="string">
            <text:p>Par ex les 7 flyers = 4j, le fanzine = 10j, site modifs = 4j, papeterie = 2j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Reste spec 37.5% compris</text:p>
          </table:table-cell>
          <table:table-cell table:style-name="ce11" table:formula="of:=[.B55]*(100/62.5)" office:value-type="currency" office:currency="EUR" office:value="5967.05076313738" calcext:value-type="currency">
            <text:p>5 967,05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steph</text:p>
          </table:table-cell>
          <table:table-cell table:style-name="ce15" table:formula="of:=([.B46]+[.B52])+[.B58]" office:value-type="currency" office:currency="EUR" office:value="7928.25" calcext:value-type="currency">
            <text:p>7 928,25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ludi</text:p>
          </table:table-cell>
          <table:table-cell table:style-name="ce15" table:formula="of:=([.B45]+[.B53])+[.B57]" office:value-type="currency" office:currency="EUR" office:value="6036.57" calcext:value-type="currency">
            <text:p>6 036,57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/>
          <table:table-cell table:style-name="ce15" table:formula="of:=[.B66]+[.B65]" office:value-type="currency" office:currency="EUR" office:value="13964.82" calcext:value-type="currency">
            <text:p>13 964,82 €</text:p>
          </table:table-cell>
          <table:table-cell table:style-name="ce15" table:formula="of:=[.B59]" office:value-type="currency" office:currency="EUR" office:value="925.156726960862" calcext:value-type="currency">
            <text:p>925,16 €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15" table:formula="of:=([.C67]/[.B67])*[.B66]" office:value-type="currency" office:currency="EUR" office:value="399.917316748095" calcext:value-type="currency">
            <text:p>399,92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steph</text:p>
          </table:table-cell>
          <table:table-cell table:style-name="ce15" table:formula="of:=[.C67]-[.B68]" office:value-type="currency" office:currency="EUR" office:value="525.239410212767" calcext:value-type="currency">
            <text:p>525,24 €</text:p>
          </table:table-cell>
          <table:table-cell table:style-name="ce15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2_20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0">
          <table:table-cell table:style-name="ce27" office:value-type="string" calcext:value-type="string">
            <text:p>Balsamine - communication - 2012 - Budget en évolution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7" office:value-type="string" calcext:value-type="string">
            <text:p>quantité</text:p>
          </table:table-cell>
          <table:table-cell table:style-name="ce27" office:value-type="string" calcext:value-type="string">
            <text:p>en jours</text:p>
          </table:table-cell>
          <table:table-cell table:style-name="ce38"/>
          <table:table-cell table:style-name="ce27" office:value-type="string" calcext:value-type="string">
            <text:p>HT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Programme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30" calcext:value-type="float">
            <text:p>30</text:p>
          </table:table-cell>
          <table:table-cell table:style-name="ce38" table:formula="of:=[.B4]*[.C4]" office:value-type="float" office:value="30" calcext:value-type="float">
            <text:p>30,000000000000000</text:p>
          </table:table-cell>
          <table:table-cell table:style-name="ce35" table:formula="of:=pj*[.D4]" office:value-type="currency" office:currency="EUR" office:value="7018.8967883371" calcext:value-type="currency">
            <text:p>7 018,90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Affiche de saison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38" table:formula="of:=[.B5]*[.C5]" office:value-type="float" office:value="3" calcext:value-type="float">
            <text:p>3,000000000000000</text:p>
          </table:table-cell>
          <table:table-cell table:style-name="ce35" table:formula="of:=pj*[.D5]" office:value-type="currency" office:currency="EUR" office:value="701.88967883371" calcext:value-type="currency">
            <text:p>701,89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Affiches </text:p>
          </table:table-cell>
          <table:table-cell table:style-name="ce31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38" table:formula="of:=[.B6]*[.C6]" office:value-type="float" office:value="16" calcext:value-type="float">
            <text:p>16,000000000000000</text:p>
          </table:table-cell>
          <table:table-cell table:style-name="ce35" table:formula="of:=pj*[.D6]" office:value-type="currency" office:currency="EUR" office:value="3743.41162044645" calcext:value-type="currency">
            <text:p>3 743,41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Flyers</text:p>
          </table:table-cell>
          <table:table-cell table:style-name="ce31" office:value-type="float" office:value="12" calcext:value-type="float">
            <text:p>12</text:p>
          </table:table-cell>
          <table:table-cell table:style-name="ce27" office:value-type="float" office:value="1.5" calcext:value-type="float">
            <text:p>1,5</text:p>
          </table:table-cell>
          <table:table-cell table:style-name="ce38" table:formula="of:=[.B7]*[.C7]" office:value-type="float" office:value="18" calcext:value-type="float">
            <text:p>18,000000000000000</text:p>
          </table:table-cell>
          <table:table-cell table:style-name="ce35" table:formula="of:=pj*[.D7]" office:value-type="currency" office:currency="EUR" office:value="4211.33807300226" calcext:value-type="currency">
            <text:p>4 211,34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Web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38" table:formula="of:=[.B8]*[.C8]" office:value-type="float" office:value="7" calcext:value-type="float">
            <text:p>7,000000000000000</text:p>
          </table:table-cell>
          <table:table-cell table:style-name="ce35" table:formula="of:=pj*[.D8]" office:value-type="currency" office:currency="EUR" office:value="1637.74258394532" calcext:value-type="currency">
            <text:p>1 637,74 €</text:p>
          </table:table-cell>
          <table:table-cell table:number-columns-repeated="1019"/>
        </table:table-row>
        <table:table-row table:style-name="ro13">
          <table:table-cell table:style-name="ce27" office:value-type="string" calcext:value-type="string">
            <text:p>Signalétique et divers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38" table:formula="of:=[.B9]*[.C9]" office:value-type="float" office:value="7" calcext:value-type="float">
            <text:p>7,000000000000000</text:p>
          </table:table-cell>
          <table:table-cell table:style-name="ce35" table:formula="of:=pj*[.D9]" office:value-type="currency" office:currency="EUR" office:value="1637.74258394532" calcext:value-type="currency">
            <text:p>1 637,74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Total jours</text:p>
          </table:table-cell>
          <table:table-cell table:number-columns-repeated="2"/>
          <table:table-cell table:style-name="ce38" table:formula="of:=SUM([.D4:.D9])" office:value-type="float" office:value="81" calcext:value-type="float">
            <text:p>81,000000000000000</text:p>
          </table:table-cell>
          <table:table-cell table:style-name="ce35" table:formula="of:=pj*[.D10]" office:value-type="currency" office:currency="EUR" office:value="18951.0213285102" calcext:value-type="currency">
            <text:p>18 951,02 €</text:p>
          </table:table-cell>
          <table:table-cell table:number-columns-repeated="1019"/>
        </table:table-row>
        <table:table-row table:style-name="ro12">
          <table:table-cell table:style-name="ce28" table:number-columns-repeated="5"/>
          <table:table-cell table:number-columns-repeated="1019"/>
        </table:table-row>
        <table:table-row table:style-name="ro12">
          <table:table-cell table:style-name="ce29" office:value-type="string" calcext:value-type="string">
            <text:p>Couts fixes</text:p>
          </table:table-cell>
          <table:table-cell table:style-name="ce29" table:number-columns-repeated="2"/>
          <table:table-cell table:style-name="ce34"/>
          <table:table-cell table:style-name="ce29"/>
          <table:table-cell table:number-columns-repeated="1019"/>
        </table:table-row>
        <table:table-row table:style-name="ro12">
          <table:table-cell table:style-name="ce27" office:value-type="string" calcext:value-type="string">
            <text:p>Façade peinture</text:p>
          </table:table-cell>
          <table:table-cell/>
          <table:table-cell table:style-name="ce33"/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7" office:value-type="string" calcext:value-type="string">
            <text:p>Prints etc</text:p>
          </table:table-cell>
          <table:table-cell table:number-columns-repeated="2"/>
          <table:table-cell table:style-name="ce39" office:value-type="float" office:value="500" calcext:value-type="float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35"/>
          <table:table-cell table:number-columns-repeated="1020"/>
        </table:table-row>
        <table:table-row table:style-name="ro12">
          <table:table-cell table:style-name="ce27" office:value-type="string" calcext:value-type="string">
            <text:p>Total couts fixes</text:p>
          </table:table-cell>
          <table:table-cell table:number-columns-repeated="2"/>
          <table:table-cell table:style-name="ce35" table:formula="of:=SUM([.D13:.D15])" office:value-type="currency" office:currency="EUR" office:value="500" calcext:value-type="currency">
            <text:p>500,00 €</text:p>
          </table:table-cell>
          <table:table-cell table:number-columns-repeated="1020"/>
        </table:table-row>
        <table:table-row table:style-name="ro12">
          <table:table-cell table:style-name="ce28" table:number-columns-repeated="3"/>
          <table:table-cell table:style-name="ce36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 calcext:value-type="string">
            <text:p>Total TVAC</text:p>
          </table:table-cell>
          <table:table-cell table:style-name="ce29"/>
          <table:table-cell table:style-name="ce34"/>
          <table:table-cell table:style-name="ce40" office:value-type="float" office:value="25000" calcext:value-type="float">
            <text:p>25000</text:p>
          </table:table-cell>
          <table:table-cell table:style-name="ce29"/>
          <table:table-cell table:number-columns-repeated="1019"/>
        </table:table-row>
        <table:table-row table:style-name="ro14">
          <table:table-cell table:style-name="ce27" office:value-type="string" calcext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8]*0.625)/1.21)+(([.D18]*0.375)/1.06)" office:value-type="currency" office:currency="EUR" office:value="21757.5627631374" calcext:value-type="currency">
            <text:p>21 757,56 €</text:p>
          </table:table-cell>
          <table:table-cell table:number-columns-repeated="1020"/>
        </table:table-row>
        <table:table-row table:style-name="ro10">
          <table:table-cell table:style-name="ce27" office:value-type="string" calcext:value-type="string">
            <text:p>Total HTVA steph et ludi à 6%, pierre moitié-moitié 21% et 6%</text:p>
          </table:table-cell>
          <table:table-cell/>
          <table:table-cell table:style-name="ce35"/>
          <table:table-cell table:style-name="ce35" table:formula="of:=(((25000/3)*2)/1.06)+((25000/3)/1.135)" office:value-type="currency" office:currency="EUR" office:value="23065.4143462721" calcext:value-type="currency">
            <text:p>23 065,41 €</text:p>
          </table:table-cell>
          <table:table-cell table:style-name="ce27" office:value-type="string" calcext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Fee OSP 10%</text:p>
          </table:table-cell>
          <table:table-cell/>
          <table:table-cell table:style-name="ce35"/>
          <table:table-cell table:style-name="ce35" table:formula="of:=[.D20]*0.1" office:value-type="currency" office:currency="EUR" office:value="2306.54143462721" calcext:value-type="currency">
            <text:p>2 306,54 €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35" table:number-columns-repeated="2"/>
          <table:table-cell table:number-columns-repeated="1020"/>
        </table:table-row>
        <table:table-row table:style-name="ro12">
          <table:table-cell table:style-name="ce28" table:number-columns-repeated="2"/>
          <table:table-cell table:style-name="ce36" table:number-columns-repeated="2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 calcext:value-type="string">
            <text:p>Par heure</text:p>
          </table:table-cell>
          <table:table-cell table:style-name="ce29"/>
          <table:table-cell table:style-name="ce34"/>
          <table:table-cell table:style-name="ce34" table:formula="of:=((([.D19]-[.D16])-[.D21])/[.D10])/8" office:value-type="currency" office:currency="EUR" office:value="29.2454032847379" calcext:value-type="currency">
            <text:p>29,25 €</text:p>
          </table:table-cell>
          <table:table-cell table:style-name="ce29"/>
          <table:table-cell table:number-columns-repeated="1019"/>
        </table:table-row>
        <table:table-row table:style-name="ro12">
          <table:table-cell table:style-name="ce27" office:value-type="string" calcext:value-type="string">
            <text:p>Par jour</text:p>
          </table:table-cell>
          <table:table-cell/>
          <table:table-cell table:style-name="ce35"/>
          <table:table-cell table:style-name="ce35" table:formula="of:=8*[.D24]" office:value-type="currency" office:currency="EUR" office:value="233.963226277903" calcext:value-type="currency">
            <text:p>233,96 €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 calcext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9515.5" calcext:value-type="float">
            <text:p>9515,5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2544.75" calcext:value-type="float">
            <text:p>2544,75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391.2" calcext:value-type="float">
            <text:p>3391,2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Constant @ Balsa</text:p>
          </table:table-cell>
          <table:table-cell table:formula="of:=2390+3931.5+1573.75" office:value-type="float" office:value="7895.25" calcext:value-type="float">
            <text:p>7895,2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1416.5" calcext:value-type="float">
            <text:p>1416,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538.35" calcext:value-type="float">
            <text:p>3538,3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30" office:value-type="string" calcext:value-type="string">
            <text:p>reste à facturer après 2<text:span text:style-name="T1">e</text:span> partie</text:p>
          </table:table-cell>
          <table:table-cell table:style-name="ce30" table:formula="of:=[.D18]-([.B31]+[.B37])" office:value-type="float" office:value="7589.25" calcext:value-type="float">
            <text:p>7589,25</text:p>
          </table:table-cell>
          <table:table-cell table:style-name="ce37" office:value-type="float" office:value="6694.29" calcext:value-type="float">
            <text:p>6694,29</text:p>
          </table:table-cell>
          <table:table-cell office:value-type="string" calcext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 calcext:value-type="string">
            <text:p>Steph 3<text:span text:style-name="T1">e</text:span> partie</text:p>
          </table:table-cell>
          <table:table-cell table:formula="of:=(26.2-1.5)*35" office:value-type="float" office:value="864.5" calcext:value-type="float">
            <text:p>864,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Pierre 3<text:span text:style-name="T1">e</text:span> partie</text:p>
          </table:table-cell>
          <table:table-cell table:formula="of:=17.5*45" office:value-type="float" office:value="787.5" calcext:value-type="float">
            <text:p>787,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Ludi 3<text:span text:style-name="T1">e</text:span> partie</text:p>
          </table:table-cell>
          <table:table-cell table:formula="of:=(9-2.5+8+7)*35" office:value-type="float" office:value="752.5" calcext:value-type="float">
            <text:p>752,5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reste à se partager</text:p>
          </table:table-cell>
          <table:table-cell table:style-name="ce30" table:formula="of:=[.B42]-SUM([.B44:.B46])" office:value-type="float" office:value="5184.75" calcext:value-type="float">
            <text:p>5184,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" office:value-type="string" calcext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teph</text:p>
          </table:table-cell>
          <table:table-cell table:style-name="ce32" table:formula="of:=([.B35]+[.B40]+[.B44])/35" office:value-type="float" office:value="222.687142857143" calcext:value-type="float">
            <text:p>222,69</text:p>
          </table:table-cell>
          <table:table-cell table:style-name="ce32" table:formula="of:=([.B50]/[.B53])*100" office:value-type="float" office:value="46.2903790987866" calcext:value-type="float">
            <text:p>46,29</text:p>
          </table:table-cell>
          <table:table-cell table:style-name="ce41" table:formula="of:=[.B47]*[.C50]/100" office:value-type="currency" office:currency="EUR" office:value="2400.04043032434" calcext:value-type="currency">
            <text:p>2 400,04 EUR</text:p>
          </table:table-cell>
          <table:table-cell table:style-name="ce41" table:formula="of:=[.D50]+[.B44]" office:value-type="currency" office:currency="EUR" office:value="3264.54043032434" calcext:value-type="currency">
            <text:p>3 264,54 EUR</text:p>
          </table:table-cell>
          <table:table-cell table:style-name="ce41" table:formula="of:=[.E50]-([.E50]/10)" office:value-type="currency" office:currency="EUR" office:value="2938.08638729191" calcext:value-type="currency">
            <text:p>2 938,09 EU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Ludi</text:p>
          </table:table-cell>
          <table:table-cell table:style-name="ce32" table:formula="of:=([.B34]+[.B39]+[.B46])/35" office:value-type="float" office:value="134.678571428571" calcext:value-type="float">
            <text:p>134,68</text:p>
          </table:table-cell>
          <table:table-cell table:style-name="ce32" table:formula="of:=([.B51]/[.B53])*100" office:value-type="float" office:value="27.9958781989986" calcext:value-type="float">
            <text:p>28,00</text:p>
          </table:table-cell>
          <table:table-cell table:style-name="ce41" table:formula="of:=[.B47]*[.C51]/100" office:value-type="currency" office:currency="EUR" office:value="1451.51629492258" calcext:value-type="currency">
            <text:p>1 451,52 EUR</text:p>
          </table:table-cell>
          <table:table-cell table:style-name="ce41" table:formula="of:=[.D51]+[.B46]" office:value-type="currency" office:currency="EUR" office:value="2204.01629492258" calcext:value-type="currency">
            <text:p>2 204,02 EUR</text:p>
          </table:table-cell>
          <table:table-cell table:style-name="ce41" table:formula="of:=[.E51]-([.E51]/10)" office:value-type="currency" office:currency="EUR" office:value="1983.61466543032" calcext:value-type="currency">
            <text:p>1 983,61 EU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Pierre</text:p>
          </table:table-cell>
          <table:table-cell table:style-name="ce32" table:formula="of:=([.B32]+[.B33]+[.B38]+[.B45])/45" office:value-type="float" office:value="123.7" calcext:value-type="float">
            <text:p>123,70</text:p>
          </table:table-cell>
          <table:table-cell table:style-name="ce32" table:formula="of:=([.B52]/[.B53])*100" office:value-type="float" office:value="25.7137427022147" calcext:value-type="float">
            <text:p>25,71</text:p>
          </table:table-cell>
          <table:table-cell table:style-name="ce41" table:formula="of:=[.B47]*[.C52]/100" office:value-type="currency" office:currency="EUR" office:value="1333.19327475308" calcext:value-type="currency">
            <text:p>1 333,19 EUR</text:p>
          </table:table-cell>
          <table:table-cell table:style-name="ce41" table:formula="of:=[.D52]+[.B45]" office:value-type="currency" office:currency="EUR" office:value="2120.69327475308" calcext:value-type="currency">
            <text:p>2 120,69 EUR</text:p>
          </table:table-cell>
          <table:table-cell table:style-name="ce41" table:formula="of:=[.E52]-([.E52]/10)" office:value-type="currency" office:currency="EUR" office:value="1908.62394727777" calcext:value-type="currency">
            <text:p>1 908,62 EUR</text:p>
          </table:table-cell>
          <table:table-cell table:number-columns-repeated="1018"/>
        </table:table-row>
        <table:table-row table:style-name="ro9">
          <table:table-cell/>
          <table:table-cell table:style-name="ce32" table:formula="of:=SUM([.B50:.B52])" office:value-type="float" office:value="481.065714285714" calcext:value-type="float">
            <text:p>481,07</text:p>
          </table:table-cell>
          <table:table-cell table:style-name="ce32"/>
          <table:table-cell table:style-name="ce41" table:formula="of:=SUM([.D50:.D52])" office:value-type="currency" office:currency="EUR" office:value="5184.75" calcext:value-type="currency">
            <text:p>5 184,75 EUR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 calcext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1258.4" calcext:value-type="float">
            <text:p>1258,4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435.6" calcext:value-type="float">
            <text:p>435,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Steph @ Constant</text:p>
          </table:table-cell>
          <table:table-cell office:value-type="float" office:value="696.96" calcext:value-type="float">
            <text:p>696,9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3-2014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number-columns-repeated="1018" table:default-cell-style-name="Default"/>
        <table:table-row table:style-name="ro16">
          <table:table-cell table:style-name="ce27" office:value-type="string" calcext:value-type="string">
            <text:p>Balsamine - communication - 2012 - Budget en évolution</text:p>
          </table:table-cell>
          <table:table-cell table:number-columns-repeated="1023"/>
        </table:table-row>
        <table:table-row table:style-name="ro16">
          <table:table-cell/>
          <table:table-cell table:style-name="ce27" office:value-type="string" calcext:value-type="string">
            <text:p>quantité</text:p>
          </table:table-cell>
          <table:table-cell table:style-name="ce27" office:value-type="string" calcext:value-type="string">
            <text:p>jours/pièce</text:p>
          </table:table-cell>
          <table:table-cell table:style-name="ce38" office:value-type="string" calcext:value-type="string">
            <text:p>total jours</text:p>
          </table:table-cell>
          <table:table-cell table:style-name="ce27" office:value-type="string" calcext:value-type="string">
            <text:p>HT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Programme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B3]*[.C3]" office:value-type="float" office:value="70" calcext:value-type="float">
            <text:p>70</text:p>
          </table:table-cell>
          <table:table-cell table:style-name="ce57" table:formula="of:=prixjour2014*[.D3]" office:value-type="currency" office:currency="EUR" office:value="14363.5678852984" calcext:value-type="currency">
            <text:p>14 363,57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Affiche de sais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2" calcext:value-type="float">
            <text:p>2</text:p>
          </table:table-cell>
          <table:table-cell table:style-name="ce57" table:formula="of:=prixjour2014*[.D4]" office:value-type="currency" office:currency="EUR" office:value="410.387653865669" calcext:value-type="currency">
            <text:p>410,39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Affiches 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formula="of:=[.B5]*[.C5]" office:value-type="float" office:value="4.5" calcext:value-type="float">
            <text:p>4,5</text:p>
          </table:table-cell>
          <table:table-cell table:style-name="ce57" table:formula="of:=prixjour2014*[.D5]" office:value-type="currency" office:currency="EUR" office:value="923.372221197754" calcext:value-type="currency">
            <text:p>923,37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Flyers</text:p>
          </table:table-cell>
          <table:table-cell office:value-type="float" office:value="14" calcext:value-type="float">
            <text:p>14</text:p>
          </table:table-cell>
          <table:table-cell office:value-type="float" office:value="0.33" calcext:value-type="float">
            <text:p>0,33</text:p>
          </table:table-cell>
          <table:table-cell table:formula="of:=[.B6]*[.C6]" office:value-type="float" office:value="4.62" calcext:value-type="float">
            <text:p>4,62</text:p>
          </table:table-cell>
          <table:table-cell table:style-name="ce49" table:formula="of:=prixjour2014*[.D6]" office:value-type="currency" office:currency="EUR" office:value="947.995480429695" calcext:value-type="currency">
            <text:p>948,00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gros chantier web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7" calcext:value-type="float">
            <text:p>7</text:p>
          </table:table-cell>
          <table:table-cell table:style-name="ce49" table:formula="of:=prixjour2014*[.D7]" office:value-type="currency" office:currency="EUR" office:value="1436.35678852984" calcext:value-type="currency">
            <text:p>1 436,36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home ét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" calcext:value-type="float">
            <text:p>2</text:p>
          </table:table-cell>
          <table:table-cell table:style-name="ce49" table:formula="of:=prixjour2014*[.D8]" office:value-type="currency" office:currency="EUR" office:value="410.387653865669" calcext:value-type="currency">
            <text:p>410,39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édition web cas par ca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formula="of:=prixjour2014*[.D9]" office:value-type="currency" office:currency="EUR" office:value="615.581480798503" calcext:value-type="currency">
            <text:p>615,58 €</text:p>
          </table:table-cell>
          <table:table-cell table:number-columns-repeated="1019"/>
        </table:table-row>
        <table:table-row table:style-name="ro17">
          <table:table-cell table:style-name="ce27" office:value-type="string" calcext:value-type="string">
            <text:p>Signalétique et divers (bâche, mur avant, mur arrière, entrées bureaux)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table:formula="of:=[.B10]*[.C10]" office:value-type="float" office:value="3" calcext:value-type="float">
            <text:p>3</text:p>
          </table:table-cell>
          <table:table-cell table:style-name="ce49" table:formula="of:=prixjour2014*[.D10]" office:value-type="currency" office:currency="EUR" office:value="615.581480798503" calcext:value-type="currency">
            <text:p>615,58 €</text:p>
          </table:table-cell>
          <table:table-cell table:number-columns-repeated="1019"/>
        </table:table-row>
        <table:table-row table:style-name="ro16">
          <table:table-cell table:style-name="ce42" office:value-type="string" calcext:value-type="string">
            <text:p>Total jours</text:p>
          </table:table-cell>
          <table:table-cell table:style-name="ce46" table:formula="of:=SUM([.B3:.B10])" office:value-type="float" office:value="31" calcext:value-type="float">
            <text:p>31</text:p>
          </table:table-cell>
          <table:table-cell table:style-name="ce46"/>
          <table:table-cell table:style-name="ce46" table:formula="of:=SUM([.D3:.D10])" office:value-type="float" office:value="96.12" calcext:value-type="float">
            <text:p>96,12</text:p>
          </table:table-cell>
          <table:table-cell table:style-name="ce58" table:formula="of:=prixjour2014*[.D11]" office:value-type="currency" office:currency="EUR" office:value="19723.230644784" calcext:value-type="currency">
            <text:p>19 723,23 €</text:p>
          </table:table-cell>
          <table:table-cell table:number-columns-repeated="1019"/>
        </table:table-row>
        <table:table-row table:style-name="ro16">
          <table:table-cell table:style-name="ce43" office:value-type="string" calcext:value-type="string">
            <text:p>Total TVAC</text:p>
          </table:table-cell>
          <table:table-cell table:style-name="ce43"/>
          <table:table-cell table:style-name="ce48"/>
          <table:table-cell table:style-name="ce51" office:value-type="float" office:value="25000" calcext:value-type="float">
            <text:p>25000</text:p>
          </table:table-cell>
          <table:table-cell table:style-name="ce43" office:value-type="string" calcext:value-type="string">
            <text:p>Total TVAC</text:p>
          </table:table-cell>
          <table:table-cell table:number-columns-repeated="1019"/>
        </table:table-row>
        <table:table-row table:style-name="ro17">
          <table:table-cell table:style-name="ce27" office:value-type="string" calcext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2]*0.625)/1.21)+(([.D12]*0.375)/1.06)" office:value-type="currency" office:currency="EUR" office:value="21757.5627631374" calcext:value-type="currency">
            <text:p>21 757,56 €</text:p>
          </table:table-cell>
          <table:table-cell table:style-name="ce27" office:value-type="string" calcext:value-type="string">
            <text:p>Total HTVA selon répartition 5/8 à 21% et 3/8 à 6%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Après coût Smart</text:p>
          </table:table-cell>
          <table:table-cell/>
          <table:table-cell table:style-name="ce35"/>
          <table:table-cell table:style-name="ce35" table:formula="of:=[.D13]-([.D13]*0.065)" office:value-type="currency" office:currency="EUR" office:value="20343.3211835334" calcext:value-type="currency">
            <text:p>20 343,32 €</text:p>
          </table:table-cell>
          <table:table-cell table:style-name="ce27"/>
          <table:table-cell table:number-columns-repeated="1019"/>
        </table:table-row>
        <table:table-row table:style-name="ro16">
          <table:table-cell table:style-name="ce27" office:value-type="string" calcext:value-type="string">
            <text:p>Fee OSP 10%</text:p>
          </table:table-cell>
          <table:table-cell table:number-columns-repeated="2"/>
          <table:table-cell table:style-name="ce49" table:formula="of:=[.D14]*0.1" office:value-type="currency" office:currency="EUR" office:value="2034.33211835334" calcext:value-type="currency">
            <text:p>2 034,33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M colors</text:p>
          </table:table-cell>
          <table:table-cell table:number-columns-repeated="2"/>
          <table:table-cell office:value-type="string" calcext:value-type="string">
            <text:p>600€</text:p>
          </table:table-cell>
          <table:table-cell office:value-type="string" calcext:value-type="string">
            <text:p>Sur 10 % OSP</text:p>
          </table:table-cell>
          <table:table-cell table:number-columns-repeated="1019"/>
        </table:table-row>
        <table:table-row table:style-name="ro16">
          <table:table-cell table:style-name="ce29" office:value-type="string" calcext:value-type="string">
            <text:p>Par heure</text:p>
          </table:table-cell>
          <table:table-cell table:style-name="ce29"/>
          <table:table-cell table:style-name="ce34"/>
          <table:table-cell table:style-name="ce52" table:formula="of:=[.D18]/8" office:value-type="currency" office:currency="EUR" office:value="25.6492283666043" calcext:value-type="currency">
            <text:p>25,65 €</text:p>
          </table:table-cell>
          <table:table-cell table:style-name="ce29" office:value-type="string" calcext:value-type="string">
            <text:p>Par heure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Par jour</text:p>
          </table:table-cell>
          <table:table-cell/>
          <table:table-cell table:style-name="ce35"/>
          <table:table-cell table:style-name="ce53" table:formula="of:=(([.D13]-[.D15])/[.D11])" office:value-type="currency" office:currency="EUR" office:value="205.193826932834" calcext:value-type="currency">
            <text:p>205,19 €</text:p>
          </table:table-cell>
          <table:table-cell table:style-name="ce27" office:value-type="string" calcext:value-type="string">
            <text:p>Par jour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18">
          <table:table-cell table:style-name="ce44" office:value-type="string" calcext:value-type="string">
            <text:p>RESTE À PARTAGER</text:p>
          </table:table-cell>
          <table:table-cell table:style-name="ce44" table:number-columns-repeated="2"/>
          <table:table-cell table:style-name="ce54" table:formula="of:=[.D12]-([.C28]+[.C41])" office:value-type="currency" office:currency="EUR" office:value="5124.41293871834" calcext:value-type="currency">
            <text:p>5 124,41 €</text:p>
          </table:table-cell>
          <table:table-cell table:style-name="ce44"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5" office:value-type="string" calcext:value-type="string">
            <text:p>4 mars → 12 juin inclus</text:p>
          </table:table-cell>
          <table:table-cell table:style-name="ce45" office:value-type="string" calcext:value-type="string">
            <text:p>heures</text:p>
          </table:table-cell>
          <table:table-cell table:style-name="ce45" office:value-type="string" calcext:value-type="string">
            <text:p>total TTC</text:p>
          </table:table-cell>
          <table:table-cell table:style-name="ce45" office:value-type="string" calcext:value-type="string">
            <text:p>%</text:p>
          </table:table-cell>
          <table:table-cell table:style-name="ce45" office:value-type="string" calcext:value-type="string">
            <text:p>à facturer à Smart</text:p>
          </table:table-cell>
          <table:table-cell/>
          <table:table-cell table:style-name="ce61" table:number-columns-repeated="3"/>
          <table:table-cell/>
          <table:table-cell table:style-name="ce45" table:number-columns-repeated="1014"/>
        </table:table-row>
        <table:table-row table:style-name="ro9">
          <table:table-cell office:value-type="string" calcext:value-type="string">
            <text:p>Ludi</text:p>
          </table:table-cell>
          <table:table-cell office:value-type="float" office:value="205" calcext:value-type="float">
            <text:p>205</text:p>
          </table:table-cell>
          <table:table-cell table:style-name="ce49" table:formula="of:=ph*[.B23]" office:value-type="currency" office:currency="EUR" office:value="5258.09181515388" calcext:value-type="currency">
            <text:p>5 258,09 €</text:p>
          </table:table-cell>
          <table:table-cell table:formula="of:=[.B23]*100/[.B28]" office:value-type="float" office:value="34.5350404312668" calcext:value-type="float">
            <text:p>34,5350404313</text:p>
          </table:table-cell>
          <table:table-cell table:style-name="ce59" table:formula="of:=[.D23]/100*[.D33]" office:value-type="currency" office:currency="EUR" office:value="4174.23168800539" calcext:value-type="currency">
            <text:p>4 174,23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teph</text:p>
          </table:table-cell>
          <table:table-cell office:value-type="float" office:value="178.6" calcext:value-type="float">
            <text:p>178,6</text:p>
          </table:table-cell>
          <table:table-cell table:style-name="ce49" table:formula="of:=ph*[.B24]" office:value-type="currency" office:currency="EUR" office:value="4580.95218627553" calcext:value-type="currency">
            <text:p>4 580,95 €</text:p>
          </table:table-cell>
          <table:table-cell table:formula="of:=[.B24]*100/[.B28]" office:value-type="float" office:value="30.0876010781671" calcext:value-type="float">
            <text:p>30,0876010782</text:p>
          </table:table-cell>
          <table:table-cell table:style-name="ce59" table:formula="of:=[.D24]/100*[.D33]" office:value-type="currency" office:currency="EUR" office:value="3636.67209501348" calcext:value-type="currency">
            <text:p>3 636,67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arah</text:p>
          </table:table-cell>
          <table:table-cell office:value-type="float" office:value="99.5" calcext:value-type="float">
            <text:p>99,5</text:p>
          </table:table-cell>
          <table:table-cell table:style-name="ce49" table:formula="of:=ph*[.B25]" office:value-type="currency" office:currency="EUR" office:value="2552.09822247713" calcext:value-type="currency">
            <text:p>2 552,10 €</text:p>
          </table:table-cell>
          <table:table-cell table:formula="of:=[.B25]*100/[.B28]" office:value-type="float" office:value="16.7621293800539" calcext:value-type="float">
            <text:p>16,7621293801</text:p>
          </table:table-cell>
          <table:table-cell table:style-name="ce59" table:formula="of:=[.D25]/100*[.D33]" office:value-type="currency" office:currency="EUR" office:value="2026.02952661725" calcext:value-type="currency">
            <text:p>2 026,03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ierre</text:p>
          </table:table-cell>
          <table:table-cell office:value-type="float" office:value="108.5" calcext:value-type="float">
            <text:p>108,5</text:p>
          </table:table-cell>
          <table:table-cell table:style-name="ce49" table:formula="of:=ph*[.B26]" office:value-type="currency" office:currency="EUR" office:value="2782.94127777656" calcext:value-type="currency">
            <text:p>2 782,94 €</text:p>
          </table:table-cell>
          <table:table-cell table:formula="of:=[.B26]*100/[.B28]" office:value-type="float" office:value="18.2783018867925" calcext:value-type="float">
            <text:p>18,2783018868</text:p>
          </table:table-cell>
          <table:table-cell table:style-name="ce59" table:formula="of:=[.D26]/100*[.D33]" office:value-type="currency" office:currency="EUR" office:value="2209.28847877358" calcext:value-type="currency">
            <text:p>2 209,29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lex</text:p>
          </table:table-cell>
          <table:table-cell office:value-type="float" office:value="2" calcext:value-type="float">
            <text:p>2</text:p>
          </table:table-cell>
          <table:table-cell table:style-name="ce49" table:formula="of:=ph*[.B27]" office:value-type="currency" office:currency="EUR" office:value="51.2984567332086" calcext:value-type="currency">
            <text:p>51,30 €</text:p>
          </table:table-cell>
          <table:table-cell table:formula="of:=[.B27]*100/[.B28]" office:value-type="float" office:value="0.336927223719677" calcext:value-type="float">
            <text:p>0,3369272237</text:p>
          </table:table-cell>
          <table:table-cell table:style-name="ce59" table:formula="of:=[.D27]/100*[.D33]" office:value-type="currency" office:currency="EUR" office:value="40.7242115902965" calcext:value-type="currency">
            <text:p>40,72 €</text:p>
          </table:table-cell>
          <table:table-cell table:number-columns-repeated="1019"/>
        </table:table-row>
        <table:table-row table:style-name="ro9">
          <table:table-cell table:style-name="ce46" office:value-type="string" calcext:value-type="string">
            <text:p>total</text:p>
          </table:table-cell>
          <table:table-cell table:style-name="ce46" table:formula="of:=SUM([.B23:.B27])" office:value-type="float" office:value="593.6" calcext:value-type="float">
            <text:p>593,6</text:p>
          </table:table-cell>
          <table:table-cell table:style-name="ce50" table:formula="of:=ph*[.B28]" office:value-type="currency" office:currency="EUR" office:value="15225.3819584163" calcext:value-type="currency">
            <text:p>15 225,38 €</text:p>
          </table:table-cell>
          <table:table-cell table:style-name="ce55" table:formula="of:=SUM([.D23:.D27])" office:value-type="float" office:value="100" calcext:value-type="float">
            <text:p>100</text:p>
          </table:table-cell>
          <table:table-cell table:style-name="ce60" table:formula="of:=SUM([.E23:.E27])" office:value-type="currency" office:currency="EUR" office:value="12086.946" calcext:value-type="currency">
            <text:p>12 086,95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tal en jours</text:p>
          </table:table-cell>
          <table:table-cell table:formula="of:=[.B28]/8" office:value-type="float" office:value="74.2" calcext:value-type="float">
            <text:p>74,2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 office:value-type="string" calcext:value-type="string">
            <text:p>Après 6%TVA et 6,5 % Smart</text:p>
          </table:table-cell>
          <table:table-cell/>
          <table:table-cell office:value-type="float" office:value="13429.94" calcext:value-type="float">
            <text:p>13429,94</text:p>
          </table:table-cell>
          <table:table-cell table:number-columns-repeated="1020"/>
        </table:table-row>
        <table:table-row table:style-name="ro9">
          <table:table-cell table:number-columns-repeated="2" office:value-type="string" calcext:value-type="string">
            <text:p>10 % OSP</text:p>
          </table:table-cell>
          <table:table-cell/>
          <table:table-cell table:formula="of:=[.D31]/10" office:value-type="float" office:value="1342.994" calcext:value-type="float">
            <text:p>1342,994</text:p>
          </table:table-cell>
          <table:table-cell table:number-columns-repeated="1020"/>
        </table:table-row>
        <table:table-row table:style-name="ro9">
          <table:table-cell table:number-columns-repeated="2" office:value-type="string" calcext:value-type="string">
            <text:p>à se départager</text:p>
          </table:table-cell>
          <table:table-cell/>
          <table:table-cell table:style-name="ce56" table:formula="of:=[.D31]-[.D32]" office:value-type="float" office:value="12086.946" calcext:value-type="float">
            <text:p>12086,946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5" office:value-type="string" calcext:value-type="string">
            <text:p>12 juin → 20 octobre inclus</text:p>
          </table:table-cell>
          <table:table-cell table:style-name="ce45" office:value-type="string" calcext:value-type="string">
            <text:p>heures</text:p>
          </table:table-cell>
          <table:table-cell table:style-name="ce45" office:value-type="string" calcext:value-type="string">
            <text:p>total TTC</text:p>
          </table:table-cell>
          <table:table-cell table:style-name="ce45" office:value-type="string" calcext:value-type="string">
            <text:p>%</text:p>
          </table:table-cell>
          <table:table-cell table:style-name="ce45" office:value-type="string" calcext:value-type="string">
            <text:p>à facturer à Smar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Ludi</text:p>
          </table:table-cell>
          <table:table-cell office:value-type="float" office:value="64" calcext:value-type="float">
            <text:p>64</text:p>
          </table:table-cell>
          <table:table-cell table:style-name="ce49" table:formula="of:=ph*[.B36]" office:value-type="currency" office:currency="EUR" office:value="1641.55061546267" calcext:value-type="currency">
            <text:p>1 641,55 €</text:p>
          </table:table-cell>
          <table:table-cell table:formula="of:=[.B36]*100/[.B41]" office:value-type="float" office:value="35.3006067291782" calcext:value-type="float">
            <text:p>35,3006067292</text:p>
          </table:table-cell>
          <table:table-cell table:style-name="ce59" table:formula="of:=[.D36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teph</text:p>
          </table:table-cell>
          <table:table-cell office:value-type="float" office:value="90.3" calcext:value-type="float">
            <text:p>90,3</text:p>
          </table:table-cell>
          <table:table-cell table:style-name="ce49" table:formula="of:=ph*[.B37]" office:value-type="currency" office:currency="EUR" office:value="2316.12532150437" calcext:value-type="currency">
            <text:p>2 316,13 €</text:p>
          </table:table-cell>
          <table:table-cell table:formula="of:=[.B37]*100/[.B41]" office:value-type="float" office:value="49.8069498069498" calcext:value-type="float">
            <text:p>49,8069498069</text:p>
          </table:table-cell>
          <table:table-cell table:style-name="ce59" table:formula="of:=[.D37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arah</text:p>
          </table:table-cell>
          <table:table-cell table:style-name="ce47" office:value-type="float" office:value="13.5" calcext:value-type="float">
            <text:p>13,5</text:p>
          </table:table-cell>
          <table:table-cell table:style-name="ce49" table:formula="of:=ph*[.B38]" office:value-type="currency" office:currency="EUR" office:value="346.264582949158" calcext:value-type="currency">
            <text:p>346,26 €</text:p>
          </table:table-cell>
          <table:table-cell table:formula="of:=[.B38]*100/[.B41]" office:value-type="float" office:value="7.44622173193602" calcext:value-type="float">
            <text:p>7,4462217319</text:p>
          </table:table-cell>
          <table:table-cell table:style-name="ce59" table:formula="of:=[.D38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ierre</text:p>
          </table:table-cell>
          <table:table-cell office:value-type="float" office:value="12.5" calcext:value-type="float">
            <text:p>12,5</text:p>
          </table:table-cell>
          <table:table-cell table:style-name="ce49" table:formula="of:=ph*[.B39]" office:value-type="currency" office:currency="EUR" office:value="320.615354582554" calcext:value-type="currency">
            <text:p>320,62 €</text:p>
          </table:table-cell>
          <table:table-cell table:formula="of:=[.B39]*100/[.B41]" office:value-type="float" office:value="6.89464975179261" calcext:value-type="float">
            <text:p>6,8946497518</text:p>
          </table:table-cell>
          <table:table-cell table:style-name="ce59" table:formula="of:=[.D39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lex</text:p>
          </table:table-cell>
          <table:table-cell office:value-type="float" office:value="1" calcext:value-type="float">
            <text:p>1</text:p>
          </table:table-cell>
          <table:table-cell table:style-name="ce49" table:formula="of:=ph*[.B40]" office:value-type="currency" office:currency="EUR" office:value="25.6492283666043" calcext:value-type="currency">
            <text:p>25,65 €</text:p>
          </table:table-cell>
          <table:table-cell table:formula="of:=[.B40]*100/[.B41]" office:value-type="float" office:value="0.551571980143409" calcext:value-type="float">
            <text:p>0,5515719801</text:p>
          </table:table-cell>
          <table:table-cell table:style-name="ce59" table:formula="of:=[.D40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table:style-name="ce46" office:value-type="string" calcext:value-type="string">
            <text:p>total</text:p>
          </table:table-cell>
          <table:table-cell table:style-name="ce46" table:formula="of:=SUM([.B36:.B40])" office:value-type="float" office:value="181.3" calcext:value-type="float">
            <text:p>181,3</text:p>
          </table:table-cell>
          <table:table-cell table:style-name="ce50" table:formula="of:=ph*[.B41]" office:value-type="currency" office:currency="EUR" office:value="4650.20510286536" calcext:value-type="currency">
            <text:p>4 650,21 €</text:p>
          </table:table-cell>
          <table:table-cell table:style-name="ce55" table:formula="of:=SUM([.D36:.D40])" office:value-type="float" office:value="100" calcext:value-type="float">
            <text:p>100</text:p>
          </table:table-cell>
          <table:table-cell table:style-name="ce60" table:formula="of:=SUM([.E36:.E40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tal en jours</text:p>
          </table:table-cell>
          <table:table-cell table:formula="of:=[.B41]/8" office:value-type="float" office:value="22.6625" calcext:value-type="float">
            <text:p>22,662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8">
          <table:table-cell office:value-type="string" calcext:value-type="string">
            <text:p>Après 6%TVA et 6,5 % Smart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10 % OSP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à se départager</text:p>
          </table:table-cell>
          <table:table-cell table:number-columns-repeated="1023"/>
        </table:table-row>
        <table:table-row table:style-name="ro9" table:number-rows-repeated="104852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ph" table:base-cell-address="$'2013-2014'.$D$14" table:cell-range-address="$'2013-2014'.$D$17"/>
        <table:named-range table:name="pj" table:base-cell-address="$2011_2012.$A$1" table:cell-range-address="$2012_2013.$D$25"/>
        <table:named-range table:name="prixjour2014" table:base-cell-address="$'2013-2014'.$D$15" table:cell-range-address="$'2013-2014'.$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eXGyreHeros" svg:font-family="TeXGyreHero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number:currency-style style:name="N122">
      <number:number number:decimal-places="2" number:min-integer-digits="1" number:grouping="true"/>
      <number:text> </number:text>
      <number:currency-symbol>€</number:currency-symbol>
    </number:currency-style>
    <number:number-style style:name="N123">
      <number:number number:decimal-places="15" number:min-integer-digits="1" number:grouping="true"/>
    </number:number-style>
    <number:currency-style style:name="N125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9P0"/>
    </number:currency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 style:data-style-name="N2" text:time-value="0000-00-00T00:00:03.686154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3-10-23T10:49:57.468785098</dc:date>
    <meta:print-date>1969-12-31T16:00:00</meta:print-date>
    <meta:generator>LibreOffice/4.1.1.2$Linux_X86_64 LibreOffice_project/410m0$Build-2</meta:generator>
    <meta:editing-duration>PT12H24M17S</meta:editing-duration>
    <meta:editing-cycles>53</meta:editing-cycles>
    <meta:document-statistic meta:table-count="3" meta:cell-count="427" meta:object-count="0"/>
  </office:meta>
</office:document-meta>
</file>